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9cm" svg:height="6.688cm" svg:x="2.861cm" svg:y="2.155cm" svg:viewBox="0 0 4280 6689" svg:d="M2469 3260c1058-24 1793 372 1811 1470 17 1098-925 1786-1811 1917-886 132-1724-27-2325-793-86-130 499-837 582-670 288 613 912 768 1534 762 623-7 1584-336 1371-1146-212-810-990-703-1869-808-879-104-1934-715-1738-1882s1134-2013 2192-2103c1059-89 1752 648 1909 1095 41 161-653 680-685 437-181-1073-1993-1101-2635-27-641 1075 605 1772 1664 1748z">
          <text:p/>
        </draw:path>
        <draw:path draw:style-name="gr2" draw:text-style-name="P1" draw:layer="layout" svg:width="0.903cm" svg:height="0.661cm" draw:transform="skewX (0.0012217304763961) rotate (-2.15687788961459) translate (7.1214734765605cm 3.32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598) rotate (-2.1556561591382) translate (3.7327906519274cm 7.4212958331612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8:55.057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